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4.704cm" fo:margin-left="0.07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3.413cm"/>
    </style:style>
    <style:style style:name="表格1.B" style:family="table-column">
      <style:table-column-properties style:column-width="11.291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="0.026cm" fo:border="none"/>
    </style:style>
    <style:style style:name="表格1.5" style:family="table-row">
      <style:table-row-properties fo:background-color="transparent" fo:keep-together="auto">
        <style:background-image/>
      </style:table-row-properties>
    </style:style>
    <style:style style:name="表格1.A5" style:family="table-cell">
      <style:table-cell-properties style:vertical-align="middle" fo:background-color="transparent" fo:padding="0.026cm" fo:border="none" style:writing-mode="page">
        <style:background-image/>
      </style:table-cell-properties>
    </style:style>
    <style:style style:name="表格1.11" style:family="table-row">
      <style:table-row-properties style:row-height="0.041cm" fo:keep-together="auto"/>
    </style:style>
    <style:style style:name="表格3" style:family="table">
      <style:table-properties style:width="14.704cm" fo:margin-left="0.07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3.413cm"/>
    </style:style>
    <style:style style:name="表格3.B" style:family="table-column">
      <style:table-column-properties style:column-width="11.29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padding="0.026cm" fo:border="none"/>
    </style:style>
    <style:style style:name="表格3.5" style:family="table-row">
      <style:table-row-properties fo:background-color="transparent" fo:keep-together="auto">
        <style:background-image/>
      </style:table-row-properties>
    </style:style>
    <style:style style:name="表格3.A5" style:family="table-cell">
      <style:table-cell-properties style:vertical-align="middle" fo:background-color="transparent" fo:padding="0.026cm" fo:border="none" style:writing-mode="page">
        <style:background-image/>
      </style:table-cell-properties>
    </style:style>
    <style:style style:name="表格3.11" style:family="table-row">
      <style:table-row-properties style:row-height="0.041cm" fo:keep-together="auto"/>
    </style:style>
    <style:style style:name="表格2" style:family="table">
      <style:table-properties style:width="14.704cm" fo:margin-left="0.07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3.413cm"/>
    </style:style>
    <style:style style:name="表格2.B" style:family="table-column">
      <style:table-column-properties style:column-width="11.291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padding="0.026cm" fo:border="none"/>
    </style:style>
    <style:style style:name="表格2.5" style:family="table-row">
      <style:table-row-properties fo:background-color="transparent" fo:keep-together="auto">
        <style:background-image/>
      </style:table-row-properties>
    </style:style>
    <style:style style:name="表格2.A5" style:family="table-cell">
      <style:table-cell-properties style:vertical-align="middle" fo:background-color="transparent" fo:padding="0.026cm" fo:border="none" style:writing-mode="page">
        <style:background-image/>
      </style:table-cell-properties>
    </style:style>
    <style:style style:name="表格2.11" style:family="table-row">
      <style:table-row-properties style:row-height="0.041cm" fo:keep-together="auto"/>
    </style:style>
    <style:style style:name="表格4" style:family="table">
      <style:table-properties style:width="14.704cm" fo:margin-left="0.07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4.A" style:family="table-column">
      <style:table-column-properties style:column-width="3.413cm"/>
    </style:style>
    <style:style style:name="表格4.B" style:family="table-column">
      <style:table-column-properties style:column-width="11.291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padding="0.026cm" fo:border="none"/>
    </style:style>
    <style:style style:name="表格4.5" style:family="table-row">
      <style:table-row-properties fo:background-color="transparent" fo:keep-together="auto">
        <style:background-image/>
      </style:table-row-properties>
    </style:style>
    <style:style style:name="表格4.A5" style:family="table-cell">
      <style:table-cell-properties style:vertical-align="middle" fo:background-color="transparent" fo:padding="0.026cm" fo:border="none" style:writing-mode="page">
        <style:background-image/>
      </style:table-cell-properties>
    </style:style>
    <style:style style:name="表格4.11" style:family="table-row">
      <style:table-row-properties style:row-height="0.041cm" fo:keep-together="auto"/>
    </style:style>
    <style:style style:name="表格5" style:family="table">
      <style:table-properties style:width="14.598cm" fo:margin-left="0.18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307cm"/>
    </style:style>
    <style:style style:name="表格5.B" style:family="table-column">
      <style:table-column-properties style:column-width="11.291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middle" fo:padding="0.026cm" fo:border="none"/>
    </style:style>
    <style:style style:name="表格5.5" style:family="table-row">
      <style:table-row-properties fo:background-color="transparent" fo:keep-together="auto">
        <style:background-image/>
      </style:table-row-properties>
    </style:style>
    <style:style style:name="表格5.A5" style:family="table-cell">
      <style:table-cell-properties style:vertical-align="middle" fo:background-color="transparent" fo:padding="0.026cm" fo:border="none" style:writing-mode="page">
        <style:background-image/>
      </style:table-cell-properties>
    </style:style>
    <style:style style:name="表格5.12" style:family="table-row">
      <style:table-row-properties style:row-height="0.041cm" fo:keep-together="auto"/>
    </style:style>
    <style:style style:name="P1" style:family="paragraph" style:parent-style-name="Standard">
      <style:paragraph-properties fo:text-align="start" style:justify-single-word="false" fo:orphans="2" fo:widows="2"/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宋体" fo:font-size="12pt" officeooo:paragraph-rsid="001eb37c" style:letter-kerning="false" style:font-name-asian="宋体1" style:font-size-asian="12pt" style:font-name-complex="宋体1" style:font-size-complex="12pt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宋体" fo:font-size="12pt" officeooo:paragraph-rsid="00202c2c" style:letter-kerning="false" style:font-name-asian="宋体1" style:font-size-asian="12pt" style:font-name-complex="宋体1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宋体" fo:font-size="12pt" officeooo:paragraph-rsid="0021abb5" style:letter-kerning="false" style:font-name-asian="宋体1" style:font-size-asian="12pt" style:font-name-complex="宋体1" style:font-size-complex="12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宋体" fo:font-size="12pt" officeooo:paragraph-rsid="00222c52" style:letter-kerning="false" style:font-name-asian="宋体1" style:font-size-asian="12pt" style:font-name-complex="宋体1" style:font-size-complex="12pt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宋体" fo:font-size="12pt" officeooo:rsid="0019d0a6" officeooo:paragraph-rsid="0019d0a6" style:letter-kerning="false" style:font-name-asian="宋体1" style:font-size-asian="12pt" style:font-name-complex="宋体1" style:font-size-complex="12pt"/>
    </style:style>
    <style:style style:name="P7" style:family="paragraph" style:parent-style-name="Standard">
      <style:paragraph-properties fo:text-align="start" style:justify-single-word="false" fo:orphans="2" fo:widows="2"/>
      <style:text-properties style:font-name="宋体" fo:font-size="12pt" officeooo:rsid="0019d0a6" officeooo:paragraph-rsid="001eb37c" style:letter-kerning="false" style:font-name-asian="宋体1" style:font-size-asian="12pt" style:font-name-complex="宋体1" style:font-size-complex="12pt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宋体" fo:font-size="12pt" officeooo:rsid="0019d0a6" officeooo:paragraph-rsid="00202c2c" style:letter-kerning="false" style:font-name-asian="宋体1" style:font-size-asian="12pt" style:font-name-complex="宋体1" style:font-size-complex="12pt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宋体" fo:font-size="12pt" officeooo:rsid="0019d0a6" officeooo:paragraph-rsid="0021abb5" style:letter-kerning="false" style:font-name-asian="宋体1" style:font-size-asian="12pt" style:font-name-complex="宋体1" style:font-size-complex="12pt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宋体" fo:font-size="12pt" officeooo:rsid="0019d0a6" officeooo:paragraph-rsid="00222c52" style:letter-kerning="false" style:font-name-asian="宋体1" style:font-size-asian="12pt" style:font-name-complex="宋体1" style:font-size-complex="12pt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宋体" fo:font-size="12pt" officeooo:rsid="001b1e30" officeooo:paragraph-rsid="001b1e30" style:letter-kerning="false" style:font-name-asian="宋体1" style:font-size-asian="12pt" style:font-name-complex="宋体1" style:font-size-complex="12pt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宋体" fo:font-size="12pt" officeooo:rsid="001b1e30" officeooo:paragraph-rsid="001eb37c" style:letter-kerning="false" style:font-name-asian="宋体1" style:font-size-asian="12pt" style:font-name-complex="宋体1" style:font-size-complex="12pt"/>
    </style:style>
    <style:style style:name="P13" style:family="paragraph" style:parent-style-name="Standard">
      <style:paragraph-properties fo:text-align="start" style:justify-single-word="false" fo:orphans="2" fo:widows="2"/>
      <style:text-properties style:font-name="宋体" fo:font-size="12pt" officeooo:rsid="001b1e30" officeooo:paragraph-rsid="00202c2c" style:letter-kerning="false" style:font-name-asian="宋体1" style:font-size-asian="12pt" style:font-name-complex="宋体1" style:font-size-complex="12pt"/>
    </style:style>
    <style:style style:name="P14" style:family="paragraph" style:parent-style-name="Standard">
      <style:paragraph-properties fo:text-align="start" style:justify-single-word="false" fo:orphans="2" fo:widows="2"/>
      <style:text-properties style:font-name="宋体" fo:font-size="12pt" officeooo:rsid="001b1e30" officeooo:paragraph-rsid="0021abb5" style:letter-kerning="false" style:font-name-asian="宋体1" style:font-size-asian="12pt" style:font-name-complex="宋体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宋体" fo:font-size="12pt" officeooo:rsid="001bb32d" officeooo:paragraph-rsid="001b1e30" style:letter-kerning="false" style:font-name-asian="宋体1" style:font-size-asian="12pt" style:font-name-complex="宋体1" style:font-size-complex="12pt"/>
    </style:style>
    <style:style style:name="P16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rsid="0019d0a6" officeooo:paragraph-rsid="0019d0a6" style:letter-kerning="false" style:font-name-asian="宋体1" style:font-size-asian="12pt" style:font-name-complex="宋体1" style:font-size-complex="12pt"/>
    </style:style>
    <style:style style:name="P17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rsid="0019d0a6" officeooo:paragraph-rsid="001eb37c" style:letter-kerning="false" style:font-name-asian="宋体1" style:font-size-asian="12pt" style:font-name-complex="宋体1" style:font-size-complex="12pt"/>
    </style:style>
    <style:style style:name="P18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rsid="0019d0a6" officeooo:paragraph-rsid="00202c2c" style:letter-kerning="false" style:font-name-asian="宋体1" style:font-size-asian="12pt" style:font-name-complex="宋体1" style:font-size-complex="12pt"/>
    </style:style>
    <style:style style:name="P19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rsid="0019d0a6" officeooo:paragraph-rsid="0021abb5" style:letter-kerning="false" style:font-name-asian="宋体1" style:font-size-asian="12pt" style:font-name-complex="宋体1" style:font-size-complex="12pt"/>
    </style:style>
    <style:style style:name="P20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rsid="0019d0a6" officeooo:paragraph-rsid="00222c52" style:letter-kerning="false" style:font-name-asian="宋体1" style:font-size-asian="12pt" style:font-name-complex="宋体1" style:font-size-complex="12pt"/>
    </style:style>
    <style:style style:name="P21" style:family="paragraph" style:parent-style-name="Standard">
      <style:paragraph-properties fo:text-align="start" style:justify-single-word="false" fo:orphans="2" fo:widows="2"/>
      <style:text-properties fo:color="#000000" style:font-name="宋体" fo:font-size="12pt" style:letter-kerning="false" style:font-name-asian="宋体1" style:font-size-asian="12pt" style:font-name-complex="宋体1" style:font-size-complex="12pt"/>
    </style:style>
    <style:style style:name="P22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paragraph-rsid="001eb37c" style:letter-kerning="false" style:font-name-asian="宋体1" style:font-size-asian="12pt" style:font-name-complex="宋体1" style:font-size-complex="12pt"/>
    </style:style>
    <style:style style:name="P23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paragraph-rsid="00202c2c" style:letter-kerning="false" style:font-name-asian="宋体1" style:font-size-asian="12pt" style:font-name-complex="宋体1" style:font-size-complex="12pt"/>
    </style:style>
    <style:style style:name="P24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paragraph-rsid="0021abb5" style:letter-kerning="false" style:font-name-asian="宋体1" style:font-size-asian="12pt" style:font-name-complex="宋体1" style:font-size-complex="12pt"/>
    </style:style>
    <style:style style:name="P25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paragraph-rsid="00222c52" style:letter-kerning="false" style:font-name-asian="宋体1" style:font-size-asian="12pt" style:font-name-complex="宋体1" style:font-size-complex="12pt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宋体" fo:font-size="12pt" officeooo:rsid="001b1e30" officeooo:paragraph-rsid="00222c52" style:letter-kerning="false" style:font-name-asian="宋体1" style:font-size-asian="12pt" style:font-name-complex="宋体1" style:font-size-complex="12pt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1b1e30"/>
    </style:style>
    <style:style style:name="P29" style:family="paragraph" style:parent-style-name="Standard">
      <style:paragraph-properties fo:text-align="start" style:justify-single-word="false"/>
      <style:text-properties officeooo:paragraph-rsid="001eb37c"/>
    </style:style>
    <style:style style:name="P30" style:family="paragraph" style:parent-style-name="Standard">
      <style:paragraph-properties fo:text-align="start" style:justify-single-word="false"/>
      <style:text-properties officeooo:paragraph-rsid="001dabb5"/>
    </style:style>
    <style:style style:name="P31" style:family="paragraph" style:parent-style-name="Standard">
      <style:paragraph-properties fo:text-align="start" style:justify-single-word="false"/>
      <style:text-properties officeooo:paragraph-rsid="00202c2c"/>
    </style:style>
    <style:style style:name="P32" style:family="paragraph" style:parent-style-name="Standard">
      <style:paragraph-properties fo:text-align="start" style:justify-single-word="false"/>
      <style:text-properties officeooo:paragraph-rsid="0021abb5"/>
    </style:style>
    <style:style style:name="P33" style:family="paragraph" style:parent-style-name="Standard">
      <style:paragraph-properties fo:text-align="start" style:justify-single-word="false"/>
      <style:text-properties officeooo:paragraph-rsid="00222c52"/>
    </style:style>
    <style:style style:name="P34" style:family="paragraph" style:parent-style-name="Standard">
      <style:paragraph-properties fo:text-align="start" style:justify-single-word="false" fo:orphans="2" fo:widows="2"/>
    </style:style>
    <style:style style:name="P35" style:family="paragraph" style:parent-style-name="Standard">
      <style:paragraph-properties fo:text-align="start" style:justify-single-word="false" fo:orphans="2" fo:widows="2"/>
      <style:text-properties officeooo:paragraph-rsid="001eb37c"/>
    </style:style>
    <style:style style:name="P36" style:family="paragraph" style:parent-style-name="Standard">
      <style:paragraph-properties fo:text-align="start" style:justify-single-word="false" fo:orphans="2" fo:widows="2"/>
      <style:text-properties officeooo:paragraph-rsid="00202c2c"/>
    </style:style>
    <style:style style:name="P37" style:family="paragraph" style:parent-style-name="Standard">
      <style:paragraph-properties fo:text-align="start" style:justify-single-word="false" fo:orphans="2" fo:widows="2"/>
      <style:text-properties officeooo:paragraph-rsid="0021abb5"/>
    </style:style>
    <style:style style:name="P38" style:family="paragraph" style:parent-style-name="Standard">
      <style:paragraph-properties fo:text-align="start" style:justify-single-word="false" fo:orphans="2" fo:widows="2"/>
      <style:text-properties officeooo:paragraph-rsid="00222c52"/>
    </style:style>
    <style:style style:name="P39" style:family="paragraph" style:parent-style-name="Standard">
      <style:paragraph-properties fo:text-align="start" style:justify-single-word="false"/>
      <style:text-properties officeooo:paragraph-rsid="002c8bb7"/>
    </style:style>
    <style:style style:name="P40" style:family="paragraph" style:parent-style-name="Standard">
      <style:paragraph-properties fo:text-align="start" style:justify-single-word="false"/>
      <style:text-properties officeooo:rsid="001b1e30"/>
    </style:style>
    <style:style style:name="P41" style:family="paragraph" style:parent-style-name="Standard">
      <style:paragraph-properties fo:text-align="start" style:justify-single-word="false"/>
      <style:text-properties officeooo:rsid="001b1e30" officeooo:paragraph-rsid="001b1e30"/>
    </style:style>
    <style:style style:name="P42" style:family="paragraph" style:parent-style-name="Standard">
      <style:paragraph-properties fo:text-align="start" style:justify-single-word="false"/>
      <style:text-properties officeooo:rsid="002c8bb7" officeooo:paragraph-rsid="002c8bb7"/>
    </style:style>
    <style:style style:name="P4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officeooo:paragraph-rsid="00202c2c"/>
    </style:style>
    <style:style style:name="P4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officeooo:paragraph-rsid="0021abb5"/>
    </style:style>
    <style:style style:name="P45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fo:color="#000000" style:font-name="DejaVu Sans Mono" fo:font-size="11.3000001907349pt" fo:font-weight="normal" officeooo:rsid="0021ef4d" officeooo:paragraph-rsid="0021ef4d" style:font-weight-asian="normal" style:font-weight-complex="normal"/>
    </style:style>
    <style:style style:name="P46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fo:color="#000000"/>
    </style:style>
    <style:style style:name="P47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fo:color="#000000" officeooo:paragraph-rsid="0021abb5"/>
    </style:style>
    <style:style style:name="P48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rsid="0021abb5"/>
    </style:style>
    <style:style style:name="P49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rsid="0021abb5" officeooo:paragraph-rsid="0021abb5"/>
    </style:style>
    <style:style style:name="P50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rsid="0021ef4d" officeooo:paragraph-rsid="0021ef4d"/>
    </style:style>
    <style:style style:name="P51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fo:font-size="10.5pt" fo:font-weight="normal" officeooo:paragraph-rsid="002885cf" style:font-size-asian="10.5pt" style:font-weight-asian="normal" style:font-size-complex="10.5pt" style:font-weight-complex="normal"/>
    </style:style>
    <style:style style:name="P52" style:family="paragraph" style:parent-style-name="List_20_Paragraph">
      <style:paragraph-properties fo:margin-left="0.635cm" fo:margin-right="0cm" fo:text-align="start" style:justify-single-word="false" fo:text-indent="0cm" style:auto-text-indent="false"/>
    </style:style>
    <style:style style:name="P53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paragraph-rsid="0021abb5"/>
    </style:style>
    <style:style style:name="P54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paragraph-rsid="0021ef4d"/>
    </style:style>
    <style:style style:name="P55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paragraph-rsid="002885cf"/>
    </style:style>
    <style:style style:name="P56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officeooo:rsid="002152ac" officeooo:paragraph-rsid="002152ac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2c52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2c52" officeooo:paragraph-rsid="00222c52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21a0" officeooo:paragraph-rsid="002421a0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21a0" officeooo:paragraph-rsid="00222c52"/>
    </style:style>
    <style:style style:name="P6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00cc33" style:font-name="DejaVu Sans Mono" fo:font-size="11.3000001907349pt"/>
    </style:style>
    <style:style style:name="P62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use-window-font-color="true" style:font-name="DejaVu Sans Mono" fo:font-size="11.3000001907349pt"/>
    </style:style>
    <style:style style:name="P63" style:family="paragraph" style:parent-style-name="Preformatted_20_Text">
      <style:paragraph-properties fo:text-align="start" style:justify-single-word="false" fo:orphans="2" fo:widows="2"/>
      <style:text-properties fo:color="#000000" style:font-name="宋体" fo:font-size="12pt" style:letter-kerning="false" style:font-name-asian="宋体1" style:font-size-asian="12pt" style:font-name-complex="宋体1" style:font-size-complex="12pt"/>
    </style:style>
    <style:style style:name="P64" style:family="paragraph" style:parent-style-name="Preformatted_20_Text">
      <style:paragraph-properties fo:text-align="start" style:justify-single-word="false" fo:orphans="2" fo:widows="2"/>
      <style:text-properties fo:color="#000000" style:font-name="宋体" fo:font-size="12pt" officeooo:paragraph-rsid="001eb37c" style:letter-kerning="false" style:font-name-asian="宋体1" style:font-size-asian="12pt" style:font-name-complex="宋体1" style:font-size-complex="12pt"/>
    </style:style>
    <style:style style:name="P65" style:family="paragraph" style:parent-style-name="Preformatted_20_Text">
      <style:paragraph-properties fo:text-align="start" style:justify-single-word="false" fo:orphans="2" fo:widows="2"/>
      <style:text-properties fo:color="#000000" style:font-name="宋体" fo:font-size="12pt" officeooo:paragraph-rsid="00202c2c" style:letter-kerning="false" style:font-name-asian="宋体1" style:font-size-asian="12pt" style:font-name-complex="宋体1" style:font-size-complex="12pt"/>
    </style:style>
    <style:style style:name="P66" style:family="paragraph" style:parent-style-name="Preformatted_20_Text">
      <style:paragraph-properties fo:text-align="start" style:justify-single-word="false" fo:orphans="2" fo:widows="2"/>
      <style:text-properties fo:color="#000000" style:font-name="宋体" fo:font-size="12pt" officeooo:paragraph-rsid="0021abb5" style:letter-kerning="false" style:font-name-asian="宋体1" style:font-size-asian="12pt" style:font-name-complex="宋体1" style:font-size-complex="12pt"/>
    </style:style>
    <style:style style:name="P67" style:family="paragraph" style:parent-style-name="Preformatted_20_Text">
      <style:paragraph-properties fo:text-align="start" style:justify-single-word="false" fo:orphans="2" fo:widows="2"/>
      <style:text-properties fo:color="#000000" style:font-name="宋体" fo:font-size="12pt" officeooo:paragraph-rsid="00222c52" style:letter-kerning="false" style:font-name-asian="宋体1" style:font-size-asian="12pt" style:font-name-complex="宋体1" style:font-size-complex="12pt"/>
    </style:style>
    <style:style style:name="P68" style:family="paragraph" style:parent-style-name="Preformatted_20_Text">
      <style:paragraph-properties fo:text-align="start" style:justify-single-word="false" fo:orphans="2" fo:widows="2"/>
      <style:text-properties fo:color="#000000" style:font-name="宋体" fo:font-size="12pt" officeooo:rsid="001b1e30" officeooo:paragraph-rsid="00222c52" style:letter-kerning="false" style:font-name-asian="宋体1" style:font-size-asian="12pt" style:font-name-complex="宋体1" style:font-size-complex="12pt"/>
    </style:style>
    <style:style style:name="P69" style:family="paragraph" style:parent-style-name="Preformatted_20_Text">
      <style:paragraph-properties fo:text-align="start" style:justify-single-word="false" fo:orphans="2" fo:widows="2"/>
      <style:text-properties fo:color="#000000" style:font-name="DejaVu Sans Mono" fo:font-size="11.3000001907349pt" officeooo:rsid="001b1e30" officeooo:paragraph-rsid="00222c52" style:letter-kerning="false" style:font-name-asian="宋体1" style:font-size-asian="12pt" style:font-name-complex="宋体1" style:font-size-complex="12pt"/>
    </style:style>
    <style:style style:name="P70" style:family="paragraph" style:parent-style-name="Preformatted_20_Text">
      <style:paragraph-properties fo:text-align="start" style:justify-single-word="false" fo:orphans="2" fo:widows="2"/>
      <style:text-properties fo:color="#000000" style:font-name="DejaVu Sans Mono" fo:font-size="11.3000001907349pt" officeooo:rsid="001b1e30" officeooo:paragraph-rsid="00222c52"/>
    </style:style>
    <style:style style:name="P71" style:family="paragraph" style:parent-style-name="Preformatted_20_Text">
      <style:paragraph-properties fo:text-align="start" style:justify-single-word="false" fo:orphans="2" fo:widows="2"/>
      <style:text-properties fo:color="#000000" officeooo:paragraph-rsid="00222c52"/>
    </style:style>
    <style:style style:name="P72" style:family="paragraph" style:parent-style-name="List_20_Paragraph">
      <style:paragraph-properties fo:margin-left="0.635cm" fo:margin-right="0cm" fo:text-align="start" style:justify-single-word="false" fo:text-indent="0cm" style:auto-text-indent="false"/>
      <style:text-properties fo:color="#000000" fo:font-size="10.5pt" fo:font-weight="normal" officeooo:rsid="002885cf" officeooo:paragraph-rsid="002885cf" style:font-size-asian="10.5pt" style:font-weight-asian="normal" style:font-size-complex="10.5pt" style:font-weight-complex="normal"/>
    </style:style>
    <style:style style:name="P73" style:family="paragraph" style:parent-style-name="Heading_20_1" style:list-style-name="L1">
      <style:paragraph-properties fo:text-align="start" style:justify-single-word="false"/>
      <style:text-properties fo:font-weight="normal" fo:background-color="#ffff00" style:font-weight-asian="normal" style:font-weight-complex="normal"/>
    </style:style>
    <style:style style:name="P74" style:family="paragraph" style:parent-style-name="Heading_20_1" style:list-style-name="L2">
      <style:paragraph-properties fo:text-align="start" style:justify-single-word="false"/>
      <style:text-properties fo:font-weight="normal" fo:background-color="#ffff00" style:font-weight-asian="normal" style:font-weight-complex="normal"/>
    </style:style>
    <style:style style:name="P75" style:family="paragraph" style:parent-style-name="Heading_20_1" style:list-style-name="L3">
      <style:paragraph-properties fo:text-align="start" style:justify-single-word="false"/>
      <style:text-properties fo:font-weight="normal" fo:background-color="#ffff00" style:font-weight-asian="normal" style:font-weight-complex="normal"/>
    </style:style>
    <style:style style:name="P76" style:family="paragraph" style:parent-style-name="Heading_20_1" style:list-style-name="L4">
      <style:paragraph-properties fo:text-align="start" style:justify-single-word="false"/>
      <style:text-properties fo:font-weight="normal" officeooo:rsid="0021abb5" officeooo:paragraph-rsid="0021abb5" fo:background-color="#ffff00" style:font-weight-asian="normal" style:font-weight-complex="normal"/>
    </style:style>
    <style:style style:name="P77" style:family="paragraph" style:parent-style-name="Heading_20_1" style:list-style-name="L5">
      <style:paragraph-properties fo:text-align="start" style:justify-single-word="false"/>
      <style:text-properties fo:font-size="16pt" fo:font-weight="normal" officeooo:rsid="0021abb5" officeooo:paragraph-rsid="00222c52" fo:background-color="#ffff00" style:font-size-asian="14pt" style:font-weight-asian="normal" style:font-size-complex="16pt" style:font-weight-complex="normal"/>
    </style:style>
    <style:style style:name="P78" style:family="paragraph" style:parent-style-name="Title" style:master-page-name="Standard">
      <style:paragraph-properties style:page-number="auto"/>
    </style:style>
    <style:style style:name="P7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00cc33" style:font-name="DejaVu Sans Mono" fo:font-size="11.3000001907349pt"/>
    </style:style>
    <style:style style:name="P80" style:family="paragraph">
      <style:paragraph-properties fo:margin-left="0cm" fo:margin-right="0cm" fo:text-align="start" fo:text-indent="0cm"/>
    </style:style>
    <style:style style:name="P81" style:family="paragraph">
      <loext:graphic-properties draw:fill="none" draw:fill-color="#ffffff"/>
      <style:paragraph-properties fo:margin-left="0cm" fo:margin-right="0cm" fo:text-align="start" fo:text-indent="0cm"/>
      <style:text-properties fo:font-size="12pt"/>
    </style:style>
    <style:style style:name="T1" style:family="text">
      <style:text-properties style:font-name="微软雅黑" style:font-name-asian="微软雅黑1"/>
    </style:style>
    <style:style style:name="T2" style:family="text">
      <style:text-properties style:font-name="微软雅黑" officeooo:rsid="0019d0a6" style:font-name-asian="微软雅黑1"/>
    </style:style>
    <style:style style:name="T3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4" style:family="text">
      <style:text-properties style:font-name="宋体" fo:font-size="12pt" officeooo:rsid="0019d0a6" style:letter-kerning="false" style:font-name-asian="宋体1" style:font-size-asian="12pt" style:font-name-complex="宋体1" style:font-size-complex="12pt"/>
    </style:style>
    <style:style style:name="T5" style:family="text">
      <style:text-properties style:font-name="宋体" fo:font-size="12pt" officeooo:rsid="001bb32d" style:letter-kerning="false" style:font-name-asian="宋体1" style:font-size-asian="12pt" style:font-name-complex="宋体1" style:font-size-complex="12pt"/>
    </style:style>
    <style:style style:name="T6" style:family="text">
      <style:text-properties style:font-name="宋体" fo:font-size="12pt" officeooo:rsid="001dabb5" style:letter-kerning="false" style:font-name-asian="宋体1" style:font-size-asian="12pt" style:font-name-complex="宋体1" style:font-size-complex="12pt"/>
    </style:style>
    <style:style style:name="T7" style:family="text">
      <style:text-properties fo:color="#ff0000" style:font-name="DejaVu Sans Mono" fo:font-size="11.3000001907349pt" fo:font-weight="normal" officeooo:rsid="0026465e" fo:background-color="transparent" loext:char-shading-value="0" style:font-weight-asian="normal" style:font-weight-complex="normal"/>
    </style:style>
    <style:style style:name="T8" style:family="text">
      <style:text-properties fo:color="#ff0000" officeooo:rsid="0026465e" fo:background-color="transparent" loext:char-shading-value="0"/>
    </style:style>
    <style:style style:name="T9" style:family="text">
      <style:text-properties fo:color="#000000"/>
    </style:style>
    <style:style style:name="T10" style:family="text">
      <style:text-properties fo:color="#000000" officeooo:rsid="002885cf"/>
    </style:style>
    <style:style style:name="T11" style:family="text">
      <style:text-properties style:font-name="DejaVu Sans Mono" fo:font-size="11.3000001907349pt"/>
    </style:style>
    <style:style style:name="T12" style:family="text">
      <style:text-properties officeooo:rsid="001b1e30"/>
    </style:style>
    <style:style style:name="T13" style:family="text">
      <style:text-properties officeooo:rsid="001bb32d"/>
    </style:style>
    <style:style style:name="T14" style:family="text">
      <style:text-properties officeooo:rsid="001dabb5"/>
    </style:style>
    <style:style style:name="T15" style:family="text">
      <style:text-properties officeooo:rsid="001e4301"/>
    </style:style>
    <style:style style:name="T16" style:family="text">
      <style:text-properties officeooo:rsid="002152ac"/>
    </style:style>
    <style:style style:name="T17" style:family="text">
      <style:text-properties officeooo:rsid="0021abb5"/>
    </style:style>
    <style:style style:name="T18" style:family="text">
      <style:text-properties officeooo:rsid="0021ef4d"/>
    </style:style>
    <style:style style:name="T19" style:family="text">
      <style:text-properties fo:color="#00cc33" style:font-name="DejaVu Sans Mono" fo:font-size="11.3000001907349pt"/>
    </style:style>
    <style:style style:name="T20" style:family="text">
      <style:text-properties officeooo:rsid="002885cf"/>
    </style:style>
    <style:style style:name="T21" style:family="text">
      <style:text-properties fo:color="#800000" officeooo:rsid="002c8bb7"/>
    </style:style>
    <style:style style:name="T22" style:family="text">
      <style:text-properties fo:color="#800000" officeooo:rsid="002dcab6"/>
    </style:style>
    <style:style style:name="T23" style:family="text">
      <style:text-properties officeooo:rsid="00337574"/>
    </style:style>
    <style:style style:name="T24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7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<text:span text:style-name="T2">Udaan</text:span><text:span text:style-name="T1">第一版抓取接口文档</text:span></text:h>
      <text:p text:style-name="P27"/>
      <text:list xml:id="list6126977361532063493" text:style-name="L1">
        <text:list-item>
          <text:h text:style-name="P73" text:outline-level="1">根据首页信息获取店铺<text:span text:style-name="T18">id</text:span>接口</text:h>
        </text:list-item>
      </text:list>
      <text:p text:style-name="P27">请求地址: </text:p>
      <text:p text:style-name="P61">https://udaan.com/api/search/v1?start={}</text:p>
      <text:p text:style-name="P27">请求方式:GET</text:p>
      <text:p text:style-name="P27"/>
      <text:p text:style-name="P27">headers请求头: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Host</text:p>
          </table:table-cell>
          <table:table-cell table:style-name="表格1.A1" office:value-type="string">
            <text:p text:style-name="P34"><text:span text:style-name="T3">udaan.</text:span><text:span text:style-name="T4">com</text:span></text:p>
          </table:table-cell>
        </table:table-row>
        <table:table-row table:style-name="表格1.1">
          <table:table-cell table:style-name="表格1.A1" office:value-type="string">
            <text:p text:style-name="P1">Connection</text:p>
          </table:table-cell>
          <table:table-cell table:style-name="表格1.A1" office:value-type="string">
            <text:p text:style-name="P1">keep-alive</text:p>
          </table:table-cell>
        </table:table-row>
        <table:table-row table:style-name="表格1.1">
          <table:table-cell table:style-name="表格1.A1" office:value-type="string">
            <text:p text:style-name="P1">Pragma</text:p>
          </table:table-cell>
          <table:table-cell table:style-name="表格1.A1" office:value-type="string">
            <text:p text:style-name="P1">no-cache</text:p>
          </table:table-cell>
        </table:table-row>
        <table:table-row table:style-name="表格1.1">
          <table:table-cell table:style-name="表格1.A1" office:value-type="string">
            <text:p text:style-name="P1">Cache-Control</text:p>
          </table:table-cell>
          <table:table-cell table:style-name="表格1.A1" office:value-type="string">
            <text:p text:style-name="P1">no-cache</text:p>
          </table:table-cell>
        </table:table-row>
        <table:table-row table:style-name="表格1.5">
          <table:table-cell table:style-name="表格1.A5" office:value-type="string">
            <text:p text:style-name="P1">User-Agent</text:p>
          </table:table-cell>
          <table:table-cell table:style-name="表格1.A5" office:value-type="string">
            <text:p text:style-name="P16">Mozilla/5.0 (X11; Linux x86_64) AppleWebKit/537.36 (KHTML, like Gecko)</text:p>
            <text:p text:style-name="P16">Ubuntu Chromium/68.0.3440.75 Chrome/68.0.3440.75 Safari/537.36</text:p>
          </table:table-cell>
        </table:table-row>
        <table:table-row table:style-name="表格1.1">
          <table:table-cell table:style-name="表格1.A1" office:value-type="string">
            <text:p text:style-name="P1">Accept</text:p>
          </table:table-cell>
          <table:table-cell table:style-name="表格1.A1" office:value-type="string">
            <text:p text:style-name="P1">*/*</text:p>
          </table:table-cell>
        </table:table-row>
        <table:table-row table:style-name="表格1.1">
          <table:table-cell table:style-name="表格1.A1" office:value-type="string">
            <text:p text:style-name="P1">Referer</text:p>
          </table:table-cell>
          <table:table-cell table:style-name="表格1.A1" office:value-type="string">
            <text:p text:style-name="P6">https://udaan.com</text:p>
          </table:table-cell>
        </table:table-row>
        <table:table-row table:style-name="表格1.1">
          <table:table-cell table:style-name="表格1.A1" office:value-type="string">
            <text:p text:style-name="P1">Accept-Encoding</text:p>
          </table:table-cell>
          <table:table-cell table:style-name="表格1.A1" office:value-type="string">
            <text:p text:style-name="P6">gzip, deflate, br</text:p>
          </table:table-cell>
        </table:table-row>
        <table:table-row table:style-name="表格1.1">
          <table:table-cell table:style-name="表格1.A1" office:value-type="string">
            <text:p text:style-name="P21">Accept-Language</text:p>
          </table:table-cell>
          <table:table-cell table:style-name="表格1.A1" office:value-type="string">
            <text:p text:style-name="P63">zh-CN,zh;q=0.<text:span text:style-name="T23">9</text:span></text:p>
          </table:table-cell>
        </table:table-row>
        <table:table-row table:style-name="表格1.1">
          <table:table-cell table:style-name="表格1.A1" office:value-type="string">
            <text:p text:style-name="P11">authorization</text:p>
          </table:table-cell>
          <table:table-cell table:style-name="表格1.A1" office:value-type="string">
            <text:p text:style-name="P11">Bearer eyJraWQiOiI2TW53IiwidHlwIjoiSldUIiwiYWxnIjoiSFM1MTIifQ.eyJhdWQiOiJodHRwczovL2FwaS51ZGFhbi5jb20vIiwic3ViIjoiVVNSNE1CNEUwOTdCUTgyUTRMNTdENThRNUY2WFYiLCJyIjpbInVzZXIiXSwibmJmIjoxNTY3MjMwMzIyLCJpc3MiOiJhdXRoLnVkYWFuLmNvbSIsImV4cCI6MTU2NzIzMDkyMiwibyI6Ik9SR0VFR1oyU0c2MFBDTDNGMFFORFlKM1lGMEdNIn0.xvQMhg-tSgJ8NunnSzPWEBx__XevS3d2N2FZXFP2t33tprFmhpbfmAURWP93dzqktzzehrP_KJWIKZfKyAdxNA</text:p>
            <text:p text:style-name="P1"><text:soft-page-break/><text:s/></text:p>
          </table:table-cell>
        </table:table-row>
        <table:table-row table:style-name="表格1.11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</table:table-row>
      </table:table>
      <text:p text:style-name="P27"/>
      <text:p text:style-name="P27"/>
      <text:p text:style-name="P27"/>
      <text:p text:style-name="P27">返回结果集结构:</text:p>
      <text:p text:style-name="P27"/>
      <text:p text:style-name="P27">{</text:p>
      <text:p text:style-name="P27">"<text:span text:style-name="T12">request</text:span>":请求过滤条件,</text:p>
      <text:p text:style-name="P27">"num<text:span text:style-name="T12">Found</text:span>":请求返回的商品总数,</text:p>
      <text:p text:style-name="P28">"num<text:span text:style-name="T12">Fetched</text:span>":已请求获取的数据,</text:p>
      <text:p text:style-name="P28">"<text:span text:style-name="T12">listings</text:span>":商品数据</text:p>
      <text:p text:style-name="P27">}</text:p>
      <text:p text:style-name="P27">说明：</text:p>
      <text:p text:style-name="P41">numFound：请求该接口返回的numFound总量，在请求头中携带<text:span text:style-name="T3">authorization信息时，获取的数据为正常。</text:span></text:p>
      <text:p text:style-name="P41"><text:span text:style-name="T3">Num</text:span><text:span text:style-name="T5">Fetched: 每次请求接口返回12条数据，即接口中start参数增加规律，实现翻页获取数据</text:span></text:p>
      <text:p text:style-name="P15">结果：</text:p>
      <text:p text:style-name="P15">提取listings字段中返回的数据，仅提取该数据中的orgId信息，存入到redis队列中，并去重存储，供请求店铺接口使用</text:p>
      <text:p text:style-name="P40"/>
      <text:p text:style-name="P42">返回数据示例：</text:p>
      <text:p text:style-name="P39"><text:a xlink:type="simple" xlink:href="https://udaan.com/api/search/v1" office:name="udaan首页接口数据返回示例" text:style-name="Internet_20_link" text:visited-style-name="Visited_20_Internet_20_Link"><text:span text:style-name="T21">udaan首页接口数据返回示例</text:span></text:a></text:p>
      <text:list xml:id="list7546475684432254561" text:style-name="L2">
        <text:list-item>
          <text:h text:style-name="P74" text:outline-level="1">根据店铺ID获取该店铺下的全部商品</text:h>
        </text:list-item>
      </text:list>
      <text:p text:style-name="P27"/>
      <text:p text:style-name="P27">请求地址：</text:p>
      <text:p text:style-name="P61">https://udaan.com/api/search/v1?orgId={orgId}&amp;start={start}</text:p>
      <text:p text:style-name="P62">请求方式：<text:span text:style-name="T20">GET</text:span></text:p>
      <text:p text:style-name="P29">headers请求头: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2">Host</text:p>
          </table:table-cell>
          <table:table-cell table:style-name="表格3.A1" office:value-type="string">
            <text:p text:style-name="P35"><text:span text:style-name="T3">udaan.</text:span><text:span text:style-name="T4">com</text:span></text:p>
          </table:table-cell>
        </table:table-row>
        <table:table-row table:style-name="表格3.1">
          <table:table-cell table:style-name="表格3.A1" office:value-type="string">
            <text:p text:style-name="P2">Connection</text:p>
          </table:table-cell>
          <table:table-cell table:style-name="表格3.A1" office:value-type="string">
            <text:p text:style-name="P2">keep-alive</text:p>
          </table:table-cell>
        </table:table-row>
        <table:table-row table:style-name="表格3.1">
          <table:table-cell table:style-name="表格3.A1" office:value-type="string">
            <text:p text:style-name="P2">Pragma</text:p>
          </table:table-cell>
          <table:table-cell table:style-name="表格3.A1" office:value-type="string">
            <text:p text:style-name="P2">no-cache</text:p>
          </table:table-cell>
        </table:table-row>
        <table:table-row table:style-name="表格3.1">
          <table:table-cell table:style-name="表格3.A1" office:value-type="string">
            <text:p text:style-name="P2">Cache-Control</text:p>
          </table:table-cell>
          <table:table-cell table:style-name="表格3.A1" office:value-type="string">
            <text:p text:style-name="P2">no-cache</text:p>
          </table:table-cell>
        </table:table-row>
        <table:table-row table:style-name="表格3.5">
          <table:table-cell table:style-name="表格3.A5" office:value-type="string">
            <text:p text:style-name="P2">User-Agent</text:p>
          </table:table-cell>
          <table:table-cell table:style-name="表格3.A5" office:value-type="string">
            <text:p text:style-name="P17">Mozilla/5.0 (X11; Linux x86_64) <text:soft-page-break/>AppleWebKit/537.36 (KHTML, like Gecko)</text:p>
            <text:p text:style-name="P17">Ubuntu Chromium/68.0.3440.75 Chrome/68.0.3440.75 Safari/537.36</text:p>
          </table:table-cell>
        </table:table-row>
        <table:table-row table:style-name="表格3.1">
          <table:table-cell table:style-name="表格3.A1" office:value-type="string">
            <text:p text:style-name="P2">Accept</text:p>
          </table:table-cell>
          <table:table-cell table:style-name="表格3.A1" office:value-type="string">
            <text:p text:style-name="P2">*/*</text:p>
          </table:table-cell>
        </table:table-row>
        <table:table-row table:style-name="表格3.1">
          <table:table-cell table:style-name="表格3.A1" office:value-type="string">
            <text:p text:style-name="P2">Referer</text:p>
          </table:table-cell>
          <table:table-cell table:style-name="表格3.A1" office:value-type="string">
            <text:p text:style-name="P7">https://udaan.com</text:p>
          </table:table-cell>
        </table:table-row>
        <table:table-row table:style-name="表格3.1">
          <table:table-cell table:style-name="表格3.A1" office:value-type="string">
            <text:p text:style-name="P2">Accept-Encoding</text:p>
          </table:table-cell>
          <table:table-cell table:style-name="表格3.A1" office:value-type="string">
            <text:p text:style-name="P7">gzip, deflate, br</text:p>
          </table:table-cell>
        </table:table-row>
        <table:table-row table:style-name="表格3.1">
          <table:table-cell table:style-name="表格3.A1" office:value-type="string">
            <text:p text:style-name="P22">Accept-Language</text:p>
          </table:table-cell>
          <table:table-cell table:style-name="表格3.A1" office:value-type="string">
            <text:p text:style-name="P64">zh-CN,zh;q=0.9</text:p>
          </table:table-cell>
        </table:table-row>
        <table:table-row table:style-name="表格3.1">
          <table:table-cell table:style-name="表格3.A1" office:value-type="string">
            <text:p text:style-name="P12">authorization</text:p>
          </table:table-cell>
          <table:table-cell table:style-name="表格3.A1" office:value-type="string">
            <text:p text:style-name="P12">Bearer eyJraWQiOiI2TW53IiwidHlwIjoiSldUIiwiYWxnIjoiSFM1MTIifQ.eyJhdWQiOiJodHRwczovL2FwaS51ZGFhbi5jb20vIiwic3ViIjoiVVNSNE1CNEUwOTdCUTgyUTRMNTdENThRNUY2WFYiLCJyIjpbInVzZXIiXSwibmJmIjoxNTY3MjMwMzIyLCJpc3MiOiJhdXRoLnVkYWFuLmNvbSIsImV4cCI6MTU2NzIzMDkyMiwibyI6Ik9SR0VFR1oyU0c2MFBDTDNGMFFORFlKM1lGMEdNIn0.xvQMhg-tSgJ8NunnSzPWEBx__XevS3d2N2FZXFP2t33tprFmhpbfmAURWP93dzqktzzehrP_KJWIKZfKyAdxNA</text:p>
            <text:p text:style-name="P2"><text:s/></text:p>
          </table:table-cell>
        </table:table-row>
        <table:table-row table:style-name="表格3.11">
          <table:table-cell table:style-name="表格3.A1" office:value-type="string">
            <text:p text:style-name="P2"/>
          </table:table-cell>
          <table:table-cell table:style-name="表格3.A1" office:value-type="string">
            <text:p text:style-name="P2"/>
          </table:table-cell>
        </table:table-row>
      </table:table>
      <text:p text:style-name="P29"/>
      <text:p text:style-name="P27"/>
      <text:p text:style-name="P27">请求<text:span text:style-name="T14">：</text:span></text:p>
      <text:p text:style-name="P30">headers参数需携带<text:span text:style-name="T14">，参见接一 headers参数。关键参数</text:span><text:span text:style-name="T6">authorization</text:span></text:p>
      <text:p text:style-name="P27">org<text:span text:style-name="T13">Id ： udaan店铺唯一ID，由第一个接口获取到的orgId，具有唯一性</text:span></text:p>
      <text:p text:style-name="P27">start : 翻页参数<text:span text:style-name="T14">，一页12条，参见接口1。</text:span></text:p>
      <text:p text:style-name="P27"/>
      <text:p text:style-name="P27">返回数据集<text:span text:style-name="T14">：</text:span></text:p>
      <text:p text:style-name="P30">{</text:p>
      <text:p text:style-name="P30">"<text:span text:style-name="T12">request</text:span>":请求过滤条件,</text:p>
      <text:p text:style-name="P30">"num<text:span text:style-name="T12">Found</text:span>":请求返回的商品总数,</text:p>
      <text:p text:style-name="P30">"num<text:span text:style-name="T12">Fetched</text:span>":已请求获取的数据,</text:p>
      <text:p text:style-name="P30">"<text:span text:style-name="T12">listings</text:span>":商品数据</text:p>
      <text:p text:style-name="P30">}</text:p>
      <text:p text:style-name="P30">listings<text:span text:style-name="T14">：该店铺下的商品数据，根据数据结构提取listingId，存入商品数据队列，去重。</text:span></text:p>
      <text:p text:style-name="P30">当listing<text:span text:style-name="T15">s字段为空，则代表该店铺下的商品获取完成，以此判断是否获取完全。</text:span></text:p>
      <text:p text:style-name="P30"/>
      <text:p text:style-name="P30">店铺下商品数据接口返回数据示例：</text:p>
      <text:p text:style-name="P30"><text:a xlink:type="simple" xlink:href="https://udaan.com/api/search/v1?orgId=ORGBMMMSQS72ZQ9EZW764DWEXQZQH" office:name="udaan店铺下商品接口示例" text:style-name="Internet_20_link" text:visited-style-name="Visited_20_Internet_20_Link"><text:span text:style-name="T22">udaan店铺下商品接口示例</text:span></text:a></text:p>
      <text:p text:style-name="P27"/>
      <text:p text:style-name="P27"/>
      <text:p text:style-name="P27"/>
      <text:list xml:id="list2311562273500044080" text:style-name="L3">
        <text:list-item>
          <text:h text:style-name="P75" text:outline-level="1"><text:soft-page-break/>通过商品id获取商品的详情接口</text:h>
        </text:list-item>
      </text:list>
      <text:p text:style-name="P52">请求地址：<text:span text:style-name="T19">https://udaan.com/api/listings/v1/{listingId}</text:span></text:p>
      <text:p text:style-name="P46">请求方式：GET</text:p>
      <text:p text:style-name="P46"/>
      <text:p text:style-name="P31">headers请求头: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">Host</text:p>
          </table:table-cell>
          <table:table-cell table:style-name="表格2.A1" office:value-type="string">
            <text:p text:style-name="P36"><text:span text:style-name="T3">udaan.</text:span><text:span text:style-name="T4">com</text:span></text:p>
          </table:table-cell>
        </table:table-row>
        <table:table-row table:style-name="表格2.1">
          <table:table-cell table:style-name="表格2.A1" office:value-type="string">
            <text:p text:style-name="P3">Connection</text:p>
          </table:table-cell>
          <table:table-cell table:style-name="表格2.A1" office:value-type="string">
            <text:p text:style-name="P3">keep-alive</text:p>
          </table:table-cell>
        </table:table-row>
        <table:table-row table:style-name="表格2.1">
          <table:table-cell table:style-name="表格2.A1" office:value-type="string">
            <text:p text:style-name="P3">Pragma</text:p>
          </table:table-cell>
          <table:table-cell table:style-name="表格2.A1" office:value-type="string">
            <text:p text:style-name="P3">no-cache</text:p>
          </table:table-cell>
        </table:table-row>
        <table:table-row table:style-name="表格2.1">
          <table:table-cell table:style-name="表格2.A1" office:value-type="string">
            <text:p text:style-name="P3">Cache-Control</text:p>
          </table:table-cell>
          <table:table-cell table:style-name="表格2.A1" office:value-type="string">
            <text:p text:style-name="P3">no-cache</text:p>
          </table:table-cell>
        </table:table-row>
        <table:table-row table:style-name="表格2.5">
          <table:table-cell table:style-name="表格2.A5" office:value-type="string">
            <text:p text:style-name="P3">User-Agent</text:p>
          </table:table-cell>
          <table:table-cell table:style-name="表格2.A5" office:value-type="string">
            <text:p text:style-name="P18">Mozilla/5.0 (X11; Linux x86_64) AppleWebKit/537.36 (KHTML, like Gecko)</text:p>
            <text:p text:style-name="P18">Ubuntu Chromium/68.0.3440.75 Chrome/68.0.3440.75 Safari/537.36</text:p>
          </table:table-cell>
        </table:table-row>
        <table:table-row table:style-name="表格2.1">
          <table:table-cell table:style-name="表格2.A1" office:value-type="string">
            <text:p text:style-name="P3">Accept</text:p>
          </table:table-cell>
          <table:table-cell table:style-name="表格2.A1" office:value-type="string">
            <text:p text:style-name="P3">*/*</text:p>
          </table:table-cell>
        </table:table-row>
        <table:table-row table:style-name="表格2.1">
          <table:table-cell table:style-name="表格2.A1" office:value-type="string">
            <text:p text:style-name="P3">Referer</text:p>
          </table:table-cell>
          <table:table-cell table:style-name="表格2.A1" office:value-type="string">
            <text:p text:style-name="P8">https://udaan.com</text:p>
          </table:table-cell>
        </table:table-row>
        <table:table-row table:style-name="表格2.1">
          <table:table-cell table:style-name="表格2.A1" office:value-type="string">
            <text:p text:style-name="P3">Accept-Encoding</text:p>
          </table:table-cell>
          <table:table-cell table:style-name="表格2.A1" office:value-type="string">
            <text:p text:style-name="P8">gzip, deflate, br</text:p>
          </table:table-cell>
        </table:table-row>
        <table:table-row table:style-name="表格2.1">
          <table:table-cell table:style-name="表格2.A1" office:value-type="string">
            <text:p text:style-name="P23">Accept-Language</text:p>
          </table:table-cell>
          <table:table-cell table:style-name="表格2.A1" office:value-type="string">
            <text:p text:style-name="P65">zh-CN,zh;q=0.9</text:p>
          </table:table-cell>
        </table:table-row>
        <table:table-row table:style-name="表格2.1">
          <table:table-cell table:style-name="表格2.A1" office:value-type="string">
            <text:p text:style-name="P13">authorization</text:p>
          </table:table-cell>
          <table:table-cell table:style-name="表格2.A1" office:value-type="string">
            <text:p text:style-name="P13">Bearer eyJraWQiOiI2TW53IiwidHlwIjoiSldUIiwiYWxnIjoiSFM1MTIifQ.eyJhdWQiOiJodHRwczovL2FwaS51ZGFhbi5jb20vIiwic3ViIjoiVVNSNE1CNEUwOTdCUTgyUTRMNTdENThRNUY2WFYiLCJyIjpbInVzZXIiXSwibmJmIjoxNTY3MjMwMzIyLCJpc3MiOiJhdXRoLnVkYWFuLmNvbSIsImV4cCI6MTU2NzIzMDkyMiwibyI6Ik9SR0VFR1oyU0c2MFBDTDNGMFFORFlKM1lGMEdNIn0.xvQMhg-tSgJ8NunnSzPWEBx__XevS3d2N2FZXFP2t33tprFmhpbfmAURWP93dzqktzzehrP_KJWIKZfKyAdxNA</text:p>
            <text:p text:style-name="P3"><text:s/></text:p>
          </table:table-cell>
        </table:table-row>
        <table:table-row table:style-name="表格2.11">
          <table:table-cell table:style-name="表格2.A1" office:value-type="string">
            <text:p text:style-name="P3"/>
          </table:table-cell>
          <table:table-cell table:style-name="表格2.A1" office:value-type="string">
            <text:p text:style-name="P3"/>
          </table:table-cell>
        </table:table-row>
      </table:table>
      <text:p text:style-name="P43"/>
      <text:p text:style-name="P52">返回结果集结构：</text:p>
      <text:p text:style-name="P52">{</text:p>
      <text:p text:style-name="P52">“org<text:span text:style-name="T16">Summary</text:span>”:商品关联的店铺信息,</text:p>
      <text:p text:style-name="P56">“deliveryDetails”:投递信息<text:span text:style-name="T17">，网页上该字段返回的数据都为空，</text:span></text:p>
      <text:p text:style-name="P49"><text:soft-page-break/>“listingOrSaleUnitImageAssets”:关联的商品图片信息，</text:p>
      <text:p text:style-name="P52">“其他商品信息字段”</text:p>
      <text:p text:style-name="P52">}</text:p>
      <text:p text:style-name="P52"/>
      <text:p text:style-name="P52">商品结构示意<text:span text:style-name="T17">：</text:span></text:p>
      <text:p text:style-name="P52"><text:a xlink:type="simple" xlink:href="https://udaan.com/api/listings/v1/TLSTPMRCVTMPSNBDM442DJ4KL7YT7W4" office:name="udaan商品详情数据结构" text:style-name="Internet_20_link" text:visited-style-name="Visited_20_Internet_20_Link"><text:span text:style-name="T8">udaan商品详情数据结构</text:span></text:a></text:p>
      <text:p text:style-name="P52"/>
      <text:p text:style-name="P52">部分字段数据需登录后才能查看</text:p>
      <text:p text:style-name="P52"/>
      <text:p text:style-name="P48"/>
      <text:p text:style-name="P49"/>
      <text:list xml:id="list7387648562280043788" text:style-name="L4">
        <text:list-item>
          <text:h text:style-name="P76" text:outline-level="1">通过店铺ID获取店铺详情</text:h>
        </text:list-item>
      </text:list>
      <text:p text:style-name="P53">请求地址：<text:span text:style-name="T19">https://udaan.com/api/org/v1/summary/{orgId}</text:span></text:p>
      <text:p text:style-name="P47">请求方式：GET</text:p>
      <text:p text:style-name="P47"/>
      <text:p text:style-name="P32">headers请求头:</text:p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4">Host</text:p>
          </table:table-cell>
          <table:table-cell table:style-name="表格4.A1" office:value-type="string">
            <text:p text:style-name="P37"><text:span text:style-name="T3">udaan.</text:span><text:span text:style-name="T4">com</text:span></text:p>
          </table:table-cell>
        </table:table-row>
        <table:table-row table:style-name="表格4.1">
          <table:table-cell table:style-name="表格4.A1" office:value-type="string">
            <text:p text:style-name="P4">Connection</text:p>
          </table:table-cell>
          <table:table-cell table:style-name="表格4.A1" office:value-type="string">
            <text:p text:style-name="P4">keep-alive</text:p>
          </table:table-cell>
        </table:table-row>
        <table:table-row table:style-name="表格4.1">
          <table:table-cell table:style-name="表格4.A1" office:value-type="string">
            <text:p text:style-name="P4">Pragma</text:p>
          </table:table-cell>
          <table:table-cell table:style-name="表格4.A1" office:value-type="string">
            <text:p text:style-name="P4">no-cache</text:p>
          </table:table-cell>
        </table:table-row>
        <table:table-row table:style-name="表格4.1">
          <table:table-cell table:style-name="表格4.A1" office:value-type="string">
            <text:p text:style-name="P4">Cache-Control</text:p>
          </table:table-cell>
          <table:table-cell table:style-name="表格4.A1" office:value-type="string">
            <text:p text:style-name="P4">no-cache</text:p>
          </table:table-cell>
        </table:table-row>
        <table:table-row table:style-name="表格4.5">
          <table:table-cell table:style-name="表格4.A5" office:value-type="string">
            <text:p text:style-name="P4">User-Agent</text:p>
          </table:table-cell>
          <table:table-cell table:style-name="表格4.A5" office:value-type="string">
            <text:p text:style-name="P19">Mozilla/5.0 (X11; Linux x86_64) AppleWebKit/537.36 (KHTML, like Gecko)</text:p>
            <text:p text:style-name="P19">Ubuntu Chromium/68.0.3440.75 Chrome/68.0.3440.75 Safari/537.36</text:p>
          </table:table-cell>
        </table:table-row>
        <table:table-row table:style-name="表格4.1">
          <table:table-cell table:style-name="表格4.A1" office:value-type="string">
            <text:p text:style-name="P4">Accept</text:p>
          </table:table-cell>
          <table:table-cell table:style-name="表格4.A1" office:value-type="string">
            <text:p text:style-name="P4">*/*</text:p>
          </table:table-cell>
        </table:table-row>
        <table:table-row table:style-name="表格4.1">
          <table:table-cell table:style-name="表格4.A1" office:value-type="string">
            <text:p text:style-name="P4">Referer</text:p>
          </table:table-cell>
          <table:table-cell table:style-name="表格4.A1" office:value-type="string">
            <text:p text:style-name="P9">https://udaan.com</text:p>
          </table:table-cell>
        </table:table-row>
        <table:table-row table:style-name="表格4.1">
          <table:table-cell table:style-name="表格4.A1" office:value-type="string">
            <text:p text:style-name="P4">Accept-Encoding</text:p>
          </table:table-cell>
          <table:table-cell table:style-name="表格4.A1" office:value-type="string">
            <text:p text:style-name="P9">gzip, deflate, br</text:p>
          </table:table-cell>
        </table:table-row>
        <table:table-row table:style-name="表格4.1">
          <table:table-cell table:style-name="表格4.A1" office:value-type="string">
            <text:p text:style-name="P24">Accept-Language</text:p>
          </table:table-cell>
          <table:table-cell table:style-name="表格4.A1" office:value-type="string">
            <text:p text:style-name="P66">zh-CN,zh;q=0.9</text:p>
          </table:table-cell>
        </table:table-row>
        <table:table-row table:style-name="表格4.1">
          <table:table-cell table:style-name="表格4.A1" office:value-type="string">
            <text:p text:style-name="P14">authorization</text:p>
          </table:table-cell>
          <table:table-cell table:style-name="表格4.A1" office:value-type="string">
            <text:p text:style-name="P14">Bearer eyJraWQiOiI2TW53IiwidHlwIjoiSldUIiwiYWxnIjoiSFM1MTIifQ.eyJhdWQiOiJodHRwczovL2FwaS51ZGFhbi5jb20vIiwic3ViIjoiVVNSNE1CNEUwOTdCUTgyUTRMNTdENThRNUY2WFYiLCJyIjpbInVzZXIiXSwib<text:soft-page-break/>mJmIjoxNTY3MjMwMzIyLCJpc3MiOiJhdXRoLnVkYWFuLmNvbSIsImV4cCI6MTU2NzIzMDkyMiwibyI6Ik9SR0VFR1oyU0c2MFBDTDNGMFFORFlKM1lGMEdNIn0.xvQMhg-tSgJ8NunnSzPWEBx__XevS3d2N2FZXFP2t33tprFmhpbfmAURWP93dzqktzzehrP_KJWIKZfKyAdxNA</text:p>
            <text:p text:style-name="P4"><text:s/></text:p>
          </table:table-cell>
        </table:table-row>
        <table:table-row table:style-name="表格4.11">
          <table:table-cell table:style-name="表格4.A1" office:value-type="string">
            <text:p text:style-name="P4"/>
          </table:table-cell>
          <table:table-cell table:style-name="表格4.A1" office:value-type="string">
            <text:p text:style-name="P4"/>
          </table:table-cell>
        </table:table-row>
      </table:table>
      <text:p text:style-name="P44"/>
      <text:p text:style-name="P53">返回结果集结构：</text:p>
      <text:p text:style-name="P45">{</text:p>
      <text:p text:style-name="P45"><text:s text:c="4"/>"orgId": 店铺ID,</text:p>
      <text:p text:style-name="P45"><text:s text:c="4"/>"displayName": 店铺名称,</text:p>
      <text:p text:style-name="P45"><text:s text:c="4"/>"ownerUserId": 店铺所有者ID,</text:p>
      <text:p text:style-name="P45"><text:s text:c="4"/>"ownerName": 店主名称,</text:p>
      <text:p text:style-name="P45"><text:s text:c="4"/>"locationState": "Gujarat",</text:p>
      <text:p text:style-name="P45"><text:s text:c="4"/>"locationCity": "Surat",</text:p>
      <text:p text:style-name="P45"><text:s text:c="4"/>"locationPincode": "395007",</text:p>
      <text:p text:style-name="P45"><text:s text:c="4"/>"yearInception": 2000,</text:p>
      <text:p text:style-name="P45"><text:s text:c="4"/>"createdAt": 1543334159573,</text:p>
      <text:p text:style-name="P45">"logoUrl": "https://ud-img.azureedge.net/t_im_w240/u/user-media/sanymu2wse1mi5w0yi2z.jpg",</text:p>
      <text:p text:style-name="P45"><text:s text:c="4"/>"preferredCategories": 店铺经营品类,</text:p>
      <text:p text:style-name="P45"><text:s text:c="4"/>"preferredContactNumber": "+91-7016221183",</text:p>
      <text:p text:style-name="P45"><text:s text:c="4"/>"orgMetrics": {},</text:p>
      <text:p text:style-name="P45"><text:s text:c="4"/>"gstnAvailable": true,</text:p>
      <text:p text:style-name="P45"><text:s text:c="4"/>"orgTypes": 店铺所属品类,</text:p>
      <text:p text:style-name="P45"><text:s text:c="4"/>"gstNumber": null,</text:p>
      <text:p text:style-name="P45"><text:s text:c="4"/>"sellingPrefs": {</text:p>
      <text:p text:style-name="P45"><text:s text:c="8"/>"sellingCategories": [</text:p>
      <text:p text:style-name="P45"><text:s text:c="12"/>"mobiles_and_accessories"</text:p>
      <text:p text:style-name="P45"><text:s text:c="8"/>], #当前售卖品类</text:p>
      <text:p text:style-name="P45"><text:s text:c="8"/>"minOrderValuePaise": 100,</text:p>
      <text:p text:style-name="P45"><text:s text:c="8"/>"generalPolicy": "&lt;p&gt;DOA LETTER COMPULSORY&lt;/p&gt;\n",</text:p>
      <text:p text:style-name="P45"><text:s text:c="8"/>"sellingEnabled": true</text:p>
      <text:p text:style-name="P45"><text:s text:c="4"/>},</text:p>
      <text:p text:style-name="P45"><text:s text:c="4"/>"location": "Surat, Gujarat" #店铺所属区域</text:p>
      <text:p text:style-name="P45">}</text:p>
      <text:p text:style-name="P53"/>
      <text:p text:style-name="P50">数据结构示意：</text:p>
      <text:p text:style-name="P45"/>
      <text:p text:style-name="P54"><text:a xlink:type="simple" xlink:href="https://udaan.com/api/org/v1/summary/ORGBMMMSQS72ZQ9EZW764DWEXQZQH" office:name="udaan店铺详情数据示例" text:style-name="Internet_20_link" text:visited-style-name="Visited_20_Internet_20_Link"><text:span text:style-name="T7">udaan店铺详情数据示例</text:span></text:a></text:p>
      <text:list xml:id="list4994748667800611516" text:style-name="L5">
        <text:list-item>
          <text:h text:style-name="P77" text:outline-level="1"><text:soft-page-break/>自动刷新token<text:span text:style-name="T18">，获取authorization</text:span></text:h>
        </text:list-item>
      </text:list>
      <text:p text:style-name="P55">请求地址：<text:span text:style-name="T19">https://udaan.com/api/org/v1/summary/{orgId}</text:span></text:p>
      <text:p text:style-name="P51"><text:span text:style-name="T9">请求方式：GE</text:span><text:span text:style-name="T10">T</text:span></text:p>
      <text:p text:style-name="P72"/>
      <text:p text:style-name="P33">headers请求头: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5">Host</text:p>
          </table:table-cell>
          <table:table-cell table:style-name="表格5.A1" office:value-type="string">
            <text:p text:style-name="P38"><text:span text:style-name="T3">udaan.</text:span><text:span text:style-name="T4">com</text:span></text:p>
          </table:table-cell>
        </table:table-row>
        <table:table-row table:style-name="表格5.1">
          <table:table-cell table:style-name="表格5.A1" office:value-type="string">
            <text:p text:style-name="P5">Connection</text:p>
          </table:table-cell>
          <table:table-cell table:style-name="表格5.A1" office:value-type="string">
            <text:p text:style-name="P5">keep-alive</text:p>
          </table:table-cell>
        </table:table-row>
        <table:table-row table:style-name="表格5.1">
          <table:table-cell table:style-name="表格5.A1" office:value-type="string">
            <text:p text:style-name="P5">Pragma</text:p>
          </table:table-cell>
          <table:table-cell table:style-name="表格5.A1" office:value-type="string">
            <text:p text:style-name="P5">no-cache</text:p>
          </table:table-cell>
        </table:table-row>
        <table:table-row table:style-name="表格5.1">
          <table:table-cell table:style-name="表格5.A1" office:value-type="string">
            <text:p text:style-name="P5">Cache-Control</text:p>
          </table:table-cell>
          <table:table-cell table:style-name="表格5.A1" office:value-type="string">
            <text:p text:style-name="P5">no-cache</text:p>
          </table:table-cell>
        </table:table-row>
        <table:table-row table:style-name="表格5.5">
          <table:table-cell table:style-name="表格5.A5" office:value-type="string">
            <text:p text:style-name="P5">User-Agent</text:p>
          </table:table-cell>
          <table:table-cell table:style-name="表格5.A5" office:value-type="string">
            <text:p text:style-name="P20">Mozilla/5.0 (X11; Linux x86_64) AppleWebKit/537.36 (KHTML, like Gecko)</text:p>
            <text:p text:style-name="P20">Ubuntu Chromium/68.0.3440.75 Chrome/68.0.3440.75 Safari/537.36</text:p>
          </table:table-cell>
        </table:table-row>
        <table:table-row table:style-name="表格5.1">
          <table:table-cell table:style-name="表格5.A1" office:value-type="string">
            <text:p text:style-name="P5">Accept</text:p>
          </table:table-cell>
          <table:table-cell table:style-name="表格5.A1" office:value-type="string">
            <text:p text:style-name="P5">*/*</text:p>
          </table:table-cell>
        </table:table-row>
        <table:table-row table:style-name="表格5.1">
          <table:table-cell table:style-name="表格5.A1" office:value-type="string">
            <text:p text:style-name="P5">Referer</text:p>
          </table:table-cell>
          <table:table-cell table:style-name="表格5.A1" office:value-type="string">
            <text:p text:style-name="P10">https://udaan.com</text:p>
          </table:table-cell>
        </table:table-row>
        <table:table-row table:style-name="表格5.1">
          <table:table-cell table:style-name="表格5.A1" office:value-type="string">
            <text:p text:style-name="P5">Accept-Encoding</text:p>
          </table:table-cell>
          <table:table-cell table:style-name="表格5.A1" office:value-type="string">
            <text:p text:style-name="P10">gzip, deflate, br</text:p>
          </table:table-cell>
        </table:table-row>
        <table:table-row table:style-name="表格5.1">
          <table:table-cell table:style-name="表格5.A1" office:value-type="string">
            <text:p text:style-name="P25">Accept-Language</text:p>
          </table:table-cell>
          <table:table-cell table:style-name="表格5.A1" office:value-type="string">
            <text:p text:style-name="P67">zh-CN,zh;q=0.9</text:p>
          </table:table-cell>
        </table:table-row>
        <table:table-row table:style-name="表格5.1">
          <table:table-cell table:style-name="表格5.A1" office:value-type="string">
            <text:p text:style-name="P68">authority</text:p>
            <text:p text:style-name="P26"/>
          </table:table-cell>
          <table:table-cell table:style-name="表格5.A1" office:value-type="string">
            <text:p text:style-name="P69">udaan.com</text:p>
          </table:table-cell>
        </table:table-row>
        <table:table-row table:style-name="表格5.1">
          <table:table-cell table:style-name="表格5.A1" office:value-type="string">
            <text:p text:style-name="P70">cookie</text:p>
          </table:table-cell>
          <table:table-cell table:style-name="表格5.A1" office:value-type="string">
            <text:p text:style-name="P71"><text:span text:style-name="T11">__cfduid=d754320597078bd9e609496a894943ccc1565777531; ai_user=OfWuW|2019-08-14T10:12:17.091Z; d=HpFFoyHV8W21ktNkogF6rN8aVNZnUs4p3; _csrf=e1RirRvHdnvHs15bFBQHCYjx; rt.0=qcDJeL0O6jwBACAWQgjPKHR0CbdEaoiVr5g5ySv%2BrI93plHk8y2AAJrwzRLYB7txjuHRD%2Bo8h1IIXWdf9BZmRk1Chd1IER%2BCNhaVQoZSjmG1pX8OGTi5WMrp4gcCJtpqoeIRM8ZaMU0BqhS3q5AazLIi2FFxzdnhKcmWojoJXpieqkxUR541MmY5ZDhkZg%3D%3D; at.0=t%3DeyJraWQiOiI2TW53IiwidHlwIjoiSldUIiwiYWxnIjoiSFM1MTIifQ.eyJhdWQiOiJodHRwczovL2FwaS51ZGFhbi5jb20vIiwic3ViIjoiVVNSNE1CNEUwOTdCUTgyUTRMNTdENThRNUY2WFYiLCJyIjpbInVzZXIiXSwibmJmIjoxNTY1OTM5NzEyLCJpc3MiOiJhdXRoLnVkYWFuLmNvbSIsImV4cCI6MTU2NTk0MDMxMiwibyI6Ik9SR0VFR1oyU0c2MFBDTDNGMF</text:span><text:soft-page-break/><text:span text:style-name="T11">FORFlKM1lGMEdNIn0.wJ3xoCi5SledR-KTR8RNBhu-WZ1nuzFpKpSn51hUwgu5AvWlvxQT08QSATTkXEA-BrLHhSE8qS_se1gSRlTkzQ%3Ba%3D600%3Be%3D1565940312; s=r5ljsfep853euyvs2lmeinj0; mp_a67dbaed1119f2fb093820c9a14a2bcc_mixpanel=%7B%22distinct_id%22%3A%20%22USR4MB4E097BQ82Q4L57D58Q5F6XV%22%2C%22%24device_id%22%3A%20%2216c8f9f1f8b170-035029c73776c8-30760d58-1fa400-16c8f9f1f8c298%22%2C%22%24initial_referrer%22%3A%20%22%24direct%22%2C%22%24initial_referring_domain%22%3A%20%22%24direct%22%2C%22%24user_id%22%3A%20%22USR4MB4E097BQ82Q4L57D58Q5F6XV%22%7D; ai_session=C6W/y|1565934063096|1565939840139.985</text:span></text:p>
          </table:table-cell>
        </table:table-row>
        <table:table-row table:style-name="表格5.12">
          <table:table-cell table:style-name="表格5.A1" office:value-type="string">
            <text:p text:style-name="P5"/>
          </table:table-cell>
          <table:table-cell table:style-name="表格5.A1" office:value-type="string">
            <text:p text:style-name="P5"/>
          </table:table-cell>
        </table:table-row>
      </table:table>
      <text:p text:style-name="P57"/>
      <text:p text:style-name="P58">说明：</text:p>
      <text:p text:style-name="P58">cookie信息为必须，为登录后的cookie信息，获取后，每次刷新token，基于此cookie信息进行刷新</text:p>
      <text:p text:style-name="P58"/>
      <text:p text:style-name="P58">返回数据：</text:p>
      <text:p text:style-name="P58"><draw:frame text:anchor-type="paragraph" draw:z-index="0" draw:name="形状1" draw:style-name="gr1" draw:text-style-name="P81" svg:width="14.844cm" svg:height="7.991cm" svg:x="-0.044cm" svg:y="0.318cm"><draw:text-box><text:p text:style-name="P80"><text:span text:style-name="T24">{</text:span></text:p><text:p text:style-name="P80"><text:span text:style-name="T24"><text:tab/></text:span><text:span text:style-name="T24">'accessToken': 'eyJraWQiOiI2TW53IiwidHlwIjoiSldUIiwiYWxnIjoiSFM1MTIifQ.eyJhdWQiOiJodHRwczovL2FwaS51ZGFhbi5jb20vIiwic3ViIjoiVVNSNE1CNEUwOTdCUTgyUTRMNTdENThRNUY2WFYiLCJyIjpbInVzZXIiXSwibmJmIjoxNTY3MjM2NTQ1LCJpc3MiOiJhdXRoLnVkYWFuLmNvbSIsImV4cCI6MTU2NzIzNzE0NSwibyI6Ik9SR0VFR1oyU0c2MFBDTDNGMFFORFlKM1lGMEdNIn0.zPoxuM-bZxuNTBUgslofrPEY0lOsaQx8mCiudvzoqhdfzaIGOLWmnGrVZ2Fs2bPxWlhgvTzhn4Lncjh898l7vw',</text:span></text:p><text:p text:style-name="P80"><text:span text:style-name="T24"><text:tab/></text:span><text:span text:style-name="T24">'expiresIn': 600,</text:span></text:p><text:p text:style-name="P80"><text:span text:style-name="T24"><text:tab/></text:span><text:span text:style-name="T24">'refreshToken': None</text:span></text:p><text:p text:style-name="P80"><text:span text:style-name="T24">}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0"/>
      <text:p text:style-name="P60"/>
      <text:p text:style-name="P59">accessToken：更新后的accessToken，加上Bearer 头，即为新的authorization信息。</text:p>
      <text:p text:style-name="P59">每次刷新的token，时效为10分钟。</text:p>
      <text:p text:style-name="P59">设定为每5分钟自动刷新to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标题_20_Char" style:display-name="标题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amsummit</meta:initial-creator>
    <meta:editing-cycles>11</meta:editing-cycles>
    <meta:creation-date>2019-06-26T06:49:00</meta:creation-date>
    <dc:date>2019-09-23T15:17:11.674394030</dc:date>
    <meta:editing-duration>PT3H3M35S</meta:editing-duration>
    <meta:generator>LibreOffice/5.1.6.2$Linux_X86_64 LibreOffice_project/10m0$Build-2</meta:generator>
    <meta:document-statistic meta:table-count="5" meta:image-count="0" meta:object-count="0" meta:page-count="8" meta:paragraph-count="209" meta:word-count="1028" meta:character-count="6545" meta:non-whitespace-character-count="6310"/>
    <meta:user-defined meta:name="AppVersion">12.0000</meta:user-defined>
    <meta:user-defined meta:name="Company">CHI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